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6e980" officeooo:paragraph-rsid="0006e980"/>
    </style:style>
    <style:style style:name="P2" style:family="paragraph" style:parent-style-name="Standard">
      <style:text-properties style:text-underline-style="solid" style:text-underline-width="auto" style:text-underline-color="font-color" officeooo:rsid="0006e980" officeooo:paragraph-rsid="0006e980"/>
    </style:style>
    <style:style style:name="P3" style:family="paragraph" style:parent-style-name="Standard">
      <style:text-properties fo:font-weight="bold" officeooo:rsid="0006e980" officeooo:paragraph-rsid="0006e980" style:font-weight-asian="bold" style:font-weight-complex="bold"/>
    </style:style>
    <style:style style:name="P4" style:family="paragraph" style:parent-style-name="Standard">
      <style:text-properties fo:font-size="14pt" fo:font-weight="bold" officeooo:rsid="0006e980" officeooo:paragraph-rsid="0009c561" style:font-size-asian="14pt" style:font-weight-asian="bold" style:font-size-complex="14pt" style:font-weight-complex="bold"/>
    </style:style>
    <style:style style:name="T1" style:family="text">
      <style:text-properties officeooo:rsid="0009c5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Protocolo para Cliente-Servidor LSS</text:span></text:p>
      <text:p text:style-name="P1"/>
      <text:p text:style-name="P3">Para Escribir</text:p>
      <text:p text:style-name="P1">write &lt;position&gt; &lt;type#size#data&gt;</text:p>
      <text:p text:style-name="P2"/>
      <text:p text:style-name="P3">Para Leer</text:p>
      <text:p text:style-name="P1">read &lt;position&gt; &lt;type#size#data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0T22:58:13</meta:creation-date>
    <meta:editing-duration>PT2H17M25S</meta:editing-duration>
    <meta:editing-cycles>2</meta:editing-cycles>
    <meta:generator>LibreOffice/3.6$Linux_x86 LibreOffice_project/360m1$Build-2</meta:generator>
    <meta:initial-creator>Joseph Loaiza</meta:initial-creator>
    <dc:date>2013-05-11T02:37:08</dc:date>
    <dc:creator>Joseph Loaiza</dc:creator>
    <meta:document-statistic meta:table-count="0" meta:image-count="0" meta:object-count="0" meta:page-count="1" meta:paragraph-count="5" meta:word-count="14" meta:character-count="122" meta:non-whitespace-character-count="113"/>
  </office:meta>
</office:document-meta>
</file>